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288cm" fo:margin-left="1.704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916cm"/>
    </style:style>
    <style:style style:name="Table1.C" style:family="table-column">
      <style:table-column-properties style:column-width="6.87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0.924cm"/>
    </style:style>
    <style:style style:name="Table2.C" style:family="table-column">
      <style:table-column-properties style:column-width="3.494cm"/>
    </style:style>
    <style:style style:name="Table2.D" style:family="table-column">
      <style:table-column-properties style:column-width="1.783cm"/>
    </style:style>
    <style:style style:name="Table2.E" style:family="table-column">
      <style:table-column-properties style:column-width="3.406cm"/>
    </style:style>
    <style:style style:name="Table2.F" style:family="table-column">
      <style:table-column-properties style:column-width="1.87cm"/>
    </style:style>
    <style:style style:name="Table2.G" style:family="table-column">
      <style:table-column-properties style:column-width="3.524cm"/>
    </style:style>
    <style:style style:name="Tab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B1" style:family="table-cell">
      <style:table-cell-properties fo:padding="0.097cm" fo:border="none"/>
    </style:style>
    <style:style style:name="Table2.A2" style:family="table-cell">
      <style:table-cell-properties fo:padding="0.097cm" fo:border-left="0.05pt solid #000000" fo:border-right="0.05pt solid #000000" fo:border-top="none" fo:border-bottom="none"/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0a5b" officeooo:paragraph-rsid="00010a5b"/>
    </style:style>
    <style:style style:name="P2" style:family="paragraph" style:parent-style-name="Standard">
      <style:text-properties officeooo:rsid="0004e82c" officeooo:paragraph-rsid="0004e82c"/>
    </style:style>
    <style:style style:name="P3" style:family="paragraph" style:parent-style-name="Standard">
      <style:text-properties officeooo:paragraph-rsid="0004ef92"/>
    </style:style>
    <style:style style:name="P4" style:family="paragraph" style:parent-style-name="Standard">
      <style:text-properties officeooo:rsid="000c1688" officeooo:paragraph-rsid="000c1688"/>
    </style:style>
    <style:style style:name="P5" style:family="paragraph" style:parent-style-name="Table_20_Contents">
      <style:text-properties officeooo:rsid="00010a5b" officeooo:paragraph-rsid="00010a5b"/>
    </style:style>
    <style:style style:name="P6" style:family="paragraph" style:parent-style-name="Table_20_Contents">
      <style:paragraph-properties>
        <style:tab-stops>
          <style:tab-stop style:position="3.307cm"/>
        </style:tab-stops>
      </style:paragraph-properties>
      <style:text-properties officeooo:rsid="00010a5b" officeooo:paragraph-rsid="00010a5b"/>
    </style:style>
    <style:style style:name="P7" style:family="paragraph" style:parent-style-name="Table_20_Contents">
      <style:text-properties officeooo:rsid="0005bc63" officeooo:paragraph-rsid="0005bc63"/>
    </style:style>
    <style:style style:name="P8" style:family="paragraph" style:parent-style-name="Table_20_Contents">
      <style:text-properties officeooo:rsid="00075fee" officeooo:paragraph-rsid="00075fee"/>
    </style:style>
    <style:style style:name="P9" style:family="paragraph" style:parent-style-name="Table_20_Contents">
      <style:text-properties officeooo:rsid="00075fee" officeooo:paragraph-rsid="00075fee"/>
    </style:style>
    <style:style style:name="P10" style:family="paragraph" style:parent-style-name="Table_20_Contents">
      <style:text-properties officeooo:rsid="000fd7dd" officeooo:paragraph-rsid="000fd7dd"/>
    </style:style>
    <style:style style:name="P11" style:family="paragraph" style:parent-style-name="Standard" style:list-style-name="L1">
      <style:text-properties officeooo:paragraph-rsid="00010a5b"/>
    </style:style>
    <style:style style:name="P12" style:family="paragraph" style:parent-style-name="Standard" style:list-style-name="L2">
      <style:text-properties officeooo:paragraph-rsid="00010a5b"/>
    </style:style>
    <style:style style:name="P13" style:family="paragraph" style:parent-style-name="Standard" style:list-style-name="L2">
      <style:text-properties officeooo:rsid="00010a5b" officeooo:paragraph-rsid="0001beef"/>
    </style:style>
    <style:style style:name="P14" style:family="paragraph" style:parent-style-name="Standard" style:list-style-name="L2">
      <style:text-properties officeooo:rsid="00010a5b" officeooo:paragraph-rsid="00010a5b"/>
    </style:style>
    <style:style style:name="P15" style:family="paragraph" style:parent-style-name="Standard" style:list-style-name="L2">
      <style:text-properties officeooo:rsid="0001beef" officeooo:paragraph-rsid="0001beef"/>
    </style:style>
    <style:style style:name="P16" style:family="paragraph" style:parent-style-name="Standard" style:list-style-name="L2">
      <style:text-properties officeooo:rsid="0003394b" officeooo:paragraph-rsid="0003394b"/>
    </style:style>
    <style:style style:name="P17" style:family="paragraph" style:parent-style-name="Standard" style:list-style-name="L3">
      <style:text-properties officeooo:rsid="0004e82c" officeooo:paragraph-rsid="0004e82c"/>
    </style:style>
    <style:style style:name="P18" style:family="paragraph" style:parent-style-name="Standard" style:list-style-name="L4">
      <style:text-properties officeooo:rsid="0004e82c" officeooo:paragraph-rsid="0004e82c"/>
    </style:style>
    <style:style style:name="P19" style:family="paragraph" style:parent-style-name="Standard" style:list-style-name="L3">
      <style:text-properties officeooo:rsid="000c1688" officeooo:paragraph-rsid="000c1688"/>
    </style:style>
    <style:style style:name="P20" style:family="paragraph" style:parent-style-name="Standard" style:list-style-name="L4">
      <style:text-properties officeooo:rsid="0005bc63" officeooo:paragraph-rsid="0005bc63"/>
    </style:style>
    <style:style style:name="P21" style:family="paragraph" style:parent-style-name="Standard" style:list-style-name="L4">
      <style:text-properties officeooo:rsid="0004ef92" officeooo:paragraph-rsid="0004ef92"/>
    </style:style>
    <style:style style:name="P22" style:family="paragraph" style:parent-style-name="Standard">
      <style:text-properties officeooo:rsid="0004ef92" officeooo:paragraph-rsid="0004ef92"/>
    </style:style>
    <style:style style:name="P23" style:family="paragraph" style:parent-style-name="Standard" style:list-style-name="L4">
      <style:text-properties officeooo:rsid="000fd7dd" officeooo:paragraph-rsid="000fd7dd"/>
    </style:style>
    <style:style style:name="P24" style:family="paragraph">
      <style:paragraph-properties fo:text-align="center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03394b"/>
    </style:style>
    <style:style style:name="T3" style:family="text">
      <style:text-properties officeooo:rsid="0004e82c"/>
    </style:style>
    <style:style style:name="T4" style:family="text">
      <style:text-properties style:text-position="super 58%"/>
    </style:style>
    <style:style style:name="T5" style:family="text">
      <style:text-properties officeooo:rsid="000c1688"/>
    </style:style>
    <style:style style:name="T6" style:family="text">
      <style:text-properties officeooo:rsid="000d469e"/>
    </style:style>
    <style:style style:name="T7" style:family="text">
      <style:text-properties officeooo:rsid="000ea198"/>
    </style:style>
    <style:style style:name="T8" style:family="text">
      <style:text-properties officeooo:rsid="000fd7dd"/>
    </style:style>
    <style:style style:name="T9" style:family="text">
      <style:text-properties officeooo:rsid="00140d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lient Ranking App</text:h>
      <text:p text:style-name="P1"/>
      <text:p text:style-name="P1">Application to list 50 most valuable customers</text:p>
      <text:p text:style-name="P1"/>
      <text:p text:style-name="P1"/>
      <text:p text:style-name="P1"/>
      <text:h text:style-name="Heading_20_2" text:outline-level="2"><text:span text:style-name="T9">Requirement</text:span> notes:</text:h>
      <text:p text:style-name="P1"/>
      <text:list xml:id="list391955302" text:style-name="L1">
        <text:list-header>
          <text:p text:style-name="P11"/>
        </text:list-header>
      </text:list>
      <text:list xml:id="list2034508089" text:style-name="L2">
        <text:list-item>
          <text:p text:style-name="P13">Results expected: Client list output format</text:p>
        </text:list-item>
      </text:list>
      <text:p text:style-name="P1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Position</text:p>
          </table:table-cell>
          <table:table-cell table:style-name="Table1.A1" office:value-type="string">
            <text:p text:style-name="P5">Points</text:p>
          </table:table-cell>
          <table:table-cell table:style-name="Table1.C1" office:value-type="string">
            <text:p text:style-name="P5">Name, Surname, Email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5">100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5">99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..</text:p>
          </table:table-cell>
          <table:table-cell table:style-name="Table1.A2" office:value-type="string">
            <text:p text:style-name="P5">80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50</text:p>
          </table:table-cell>
          <table:table-cell table:style-name="Table1.A2" office:value-type="string">
            <text:p text:style-name="P5">20</text:p>
          </table:table-cell>
          <table:table-cell table:style-name="Table1.C2" office:value-type="string">
            <text:p text:style-name="Table_20_Contents"/>
          </table:table-cell>
        </table:table-row>
      </table:table>
      <text:list xml:id="list174030337227692" text:continue-numbering="true" text:style-name="L2">
        <text:list-header>
          <text:p text:style-name="P12"/>
          <text:p text:style-name="P13"><text:tab/></text:p>
        </text:list-header>
        <text:list-item>
          <text:p text:style-name="P15">Standalone</text:p>
        </text:list-item>
        <text:list-item>
          <text:p text:style-name="P14">Exception handling, no requirements, &gt; print/<text:span text:style-name="T5">log</text:span> message, <text:span text:style-name="T7">finish</text:span> program</text:p>
        </text:list-item>
        <text:list-item>
          <text:p text:style-name="P15">Input data, 4 files, provided as <text:span text:style-name="T1">property</text:span> / input param<text:span text:style-name="T2">eter</text:span></text:p>
        </text:list-item>
        <text:list-item>
          <text:p text:style-name="P16">Ranking limit, provided as property, <text:span text:style-name="T3">with default</text:span>, settable</text:p>
        </text:list-item>
        <text:list-item>
          <text:p text:style-name="P16"/>
        </text:list-item>
      </text:list>
      <text:p text:style-name="P4"/>
      <text:p text:style-name="P1"/>
      <text:h text:style-name="Heading_20_2" text:outline-level="2">Assumptions:</text:h>
      <text:list xml:id="list3884786307" text:style-name="L3">
        <text:list-item>
          <text:p text:style-name="P17">Input file format is correct &gt; otherwise exception</text:p>
        </text:list-item>
        <text:list-item>
          <text:p text:style-name="P17">Input data are full &gt; otherwise exception</text:p>
        </text:list-item>
        <text:list-item>
          <text:p text:style-name="P19">Ranking Limit is positive <text:span text:style-name="T6">integer</text:span>, otherwise exception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Data structure</text:h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7">CLIENTS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P7">APPOINTMENTS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P8">SERVICES</text:p>
          </table:table-cell>
          <table:table-cell table:style-name="Table2.B1" office:value-type="string">
            <text:p text:style-name="P8"/>
          </table:table-cell>
          <table:table-cell table:style-name="Table2.A1" office:value-type="string">
            <text:p text:style-name="P10">PURCHASES</text:p>
          </table:table-cell>
        </table:table-row>
        <table:table-row>
          <table:table-cell table:style-name="Table2.A2" office:value-type="string">
            <text:p text:style-name="P7">id</text:p>
          </table:table-cell>
          <table:table-cell table:style-name="Table2.B1" office:value-type="string">
            <text:p text:style-name="Table_20_Contents"><draw:line text:anchor-type="paragraph" draw:z-index="0" draw:name="Shape1" draw:style-name="gr1" draw:text-style-name="P24" svg:x1="-0.788cm" svg:y1="0.252cm" svg:x2="0.72cm" svg:y2="0.887cm"><text:p text:style-name="P24">1:*</text:p></draw:line></text:p>
          </table:table-cell>
          <table:table-cell table:style-name="Table2.A2" office:value-type="string">
            <text:p text:style-name="P7"><draw:line text:anchor-type="paragraph" draw:z-index="1" draw:name="Shape1" draw:style-name="gr1" draw:text-style-name="P24" svg:x1="2.942cm" svg:y1="0.437cm" svg:x2="5.034cm" svg:y2="0.966cm"><text:p text:style-name="P24">1:*</text:p></draw:line><draw:line text:anchor-type="paragraph" draw:z-index="2" draw:name="Shape1" draw:style-name="gr1" draw:text-style-name="P24" svg:x1="2.865cm" svg:y1="0.199cm" svg:x2="10.3cm" svg:y2="0.86cm"><text:p text:style-name="P24"><text:s text:c="48"/>1:*</text:p></draw:line>id</text:p>
          </table:table-cell>
          <table:table-cell table:style-name="Table2.B1" office:value-type="string">
            <text:p text:style-name="Table_20_Contents"/>
          </table:table-cell>
          <table:table-cell table:style-name="Table2.A2" office:value-type="string">
            <text:p text:style-name="P8">id</text:p>
          </table:table-cell>
          <table:table-cell table:style-name="Table2.B1" office:value-type="string">
            <text:p text:style-name="P8"/>
          </table:table-cell>
          <table:table-cell table:style-name="Table2.A2" office:value-type="string">
            <text:p text:style-name="P8">id</text:p>
          </table:table-cell>
        </table:table-row>
        <table:table-row>
          <table:table-cell table:style-name="Table2.A2" office:value-type="string">
            <text:p text:style-name="P7">banned</text:p>
          </table:table-cell>
          <table:table-cell table:style-name="Table2.B1" office:value-type="string">
            <text:p text:style-name="Table_20_Contents"/>
          </table:table-cell>
          <table:table-cell table:style-name="Table2.A2" office:value-type="string">
            <text:p text:style-name="P7">clientId</text:p>
          </table:table-cell>
          <table:table-cell table:style-name="Table2.B1" office:value-type="string">
            <text:p text:style-name="Table_20_Contents"/>
          </table:table-cell>
          <table:table-cell table:style-name="Table2.A2" office:value-type="string">
            <text:p text:style-name="P8">appointmentId</text:p>
          </table:table-cell>
          <table:table-cell table:style-name="Table2.B1" office:value-type="string">
            <text:p text:style-name="P8"/>
          </table:table-cell>
          <table:table-cell table:style-name="Table2.A2" office:value-type="string">
            <text:p text:style-name="P8">appointmentId</text:p>
          </table:table-cell>
        </table:table-row>
        <table:table-row>
          <table:table-cell table:style-name="Table2.A2" office:value-type="string">
            <text:p text:style-name="Table_20_Contents">...</text:p>
          </table:table-cell>
          <table:table-cell table:style-name="Table2.B1" office:value-type="string">
            <text:p text:style-name="Table_20_Contents"/>
          </table:table-cell>
          <table:table-cell table:style-name="Table2.A2" office:value-type="string">
            <text:p text:style-name="P8">startDate</text:p>
          </table:table-cell>
          <table:table-cell table:style-name="Table2.B1" office:value-type="string">
            <text:p text:style-name="Table_20_Contents"/>
          </table:table-cell>
          <table:table-cell table:style-name="Table2.A2" office:value-type="string">
            <text:p text:style-name="P8">points</text:p>
          </table:table-cell>
          <table:table-cell table:style-name="Table2.B1" office:value-type="string">
            <text:p text:style-name="P8"/>
          </table:table-cell>
          <table:table-cell table:style-name="Table2.A2" office:value-type="string">
            <text:p text:style-name="P8">points</text:p>
          </table:table-cell>
        </table:table-row>
        <table:table-row>
          <table:table-cell table:style-name="Table2.A5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  <table:table-cell table:style-name="Table2.A5" office:value-type="string">
            <text:p text:style-name="Table_20_Contents">...</text:p>
          </table:table-cell>
          <table:table-cell table:style-name="Table2.B1" office:value-type="string">
            <text:p text:style-name="Table_20_Contents"/>
          </table:table-cell>
          <table:table-cell table:style-name="Table2.A5" office:value-type="string">
            <text:p text:style-name="Table_20_Contents">...</text:p>
          </table:table-cell>
          <table:table-cell table:style-name="Table2.B1" office:value-type="string">
            <text:p text:style-name="Table_20_Contents"/>
          </table:table-cell>
          <table:table-cell table:style-name="Table2.A5" office:value-type="string">
            <text:p text:style-name="Table_20_Contents">..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h text:style-name="Heading_20_2" text:outline-level="2">Flow overview</text:h>
      <text:p text:style-name="P2"/>
      <text:list xml:id="list3440706547" text:style-name="L4">
        <text:list-item>
          <text:p text:style-name="P18">Parse input</text:p>
          <text:list>
            <text:list-item>
              <text:p text:style-name="P18">validate files present</text:p>
            </text:list-item>
            <text:list-item>
              <text:p text:style-name="P20">parse csv</text:p>
            </text:list-item>
            <text:list-item>
              <text:p text:style-name="P18">read content</text:p>
            </text:list-item>
          </text:list>
        </text:list-item>
        <text:list-item>
          <text:p text:style-name="P18">Logic</text:p>
          <text:list>
            <text:list-item>
              <text:p text:style-name="P18">List appointments, <text:span text:style-name="T8">filter</text:span> &gt;= 2018-01-01</text:p>
            </text:list-item>
            <text:list-item>
              <text:p text:style-name="P23">For each appointment, sum service points</text:p>
            </text:list-item>
            <text:list-item>
              <text:p text:style-name="P23">For each appointment, sum purchase points</text:p>
            </text:list-item>
            <text:list-item>
              <text:p text:style-name="P23">For each appointment, total points</text:p>
            </text:list-item>
            <text:list-item>
              <text:p text:style-name="P23">List customers, filter not banned</text:p>
            </text:list-item>
            <text:list-item>
              <text:p text:style-name="P18"><text:span text:style-name="T8">For each customer, sum appointment points</text:span></text:p>
            </text:list-item>
            <text:list-item>
              <text:p text:style-name="P23">Sort customers by points desc</text:p>
            </text:list-item>
            <text:list-item>
              <text:p text:style-name="P21">Filter top 50</text:p>
              <text:list>
                <text:list-item>
                  <text:p text:style-name="P21">Edge case: 50<text:span text:style-name="T4">th</text:span> <text:s text:c="2"/>+ 51<text:span text:style-name="T4">st</text:span> customer has the same number of points &gt; include both</text:p>
                </text:list-item>
              </text:list>
            </text:list-item>
          </text:list>
        </text:list-item>
        <text:list-item>
          <text:p text:style-name="P21">Present</text:p>
          <text:list>
            <text:list-item>
              <text:p text:style-name="P21">Print as layout</text:p>
            </text:list-item>
          </text:list>
        </text:list-item>
      </text:list>
      <text:p text:style-name="P22"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3-18T17:40:17.912000000</dc:date>
    <meta:editing-duration>PT23H32M1S</meta:editing-duration>
    <meta:editing-cycles>14</meta:editing-cycles>
    <meta:document-statistic meta:table-count="2" meta:image-count="0" meta:object-count="0" meta:page-count="2" meta:paragraph-count="64" meta:word-count="200" meta:character-count="1185" meta:non-whitespace-character-count="1065"/>
  </office:meta>
</office:document-meta>
</file>